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900" draw:textarea-horizontal-align="justify" draw:textarea-vertical-align="middle" draw:auto-grow-height="false" fo:min-height="0.766cm" fo:min-width="0.51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svg:stroke-color="#000000" draw:fill-color="#00cc33" draw:textarea-horizontal-align="justify" draw:textarea-vertical-align="middle" draw:auto-grow-height="false" fo:min-height="0.766cm" fo:min-width="0.516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9900" draw:textarea-horizontal-align="justify" draw:textarea-vertical-align="middle" draw:auto-grow-height="false" fo:min-height="0.732cm" fo:min-width="0.51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0.51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00cc33" draw:textarea-horizontal-align="justify" draw:textarea-vertical-align="middle" draw:auto-grow-height="false" fo:min-height="0.732cm" fo:min-width="0.482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5.121cm"/>
    </style:style>
    <style:style style:name="gr9" style:family="graphic" style:parent-style-name="standard">
      <style:graphic-properties draw:stroke="none" svg:stroke-color="#000000" draw:fill="none" draw:fill-color="#ffffff" fo:min-height="4.83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cc33"/>
      <style:paragraph-properties fo:text-align="cente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16cm" svg:height="1.016cm" svg:x="1.397cm" svg:y="1.221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2.397cm" svg:y="1.221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016cm" svg:height="1.016cm" svg:x="3.397cm" svg:y="1.221cm">
          <text:p text:style-name="P1">!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.397cm" svg:y="3.221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016cm" svg:height="1.016cm" svg:x="2.397cm" svg:y="3.221cm">
          <text:p text:style-name="P1">!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.397cm" svg:y="5.221cm">
          <text:p text:style-name="P1">!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016cm" svg:height="1.016cm" svg:x="11.997cm" svg:y="1.221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2.997cm" svg:y="1.221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3.997cm" svg:y="1.221cm">
          <text:p text:style-name="P1">!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016cm" svg:height="1.016cm" svg:x="12.997cm" svg:y="3.221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3.997cm" svg:y="3.221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3.997cm" svg:y="5.221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1.429cm" svg:y="7.874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16cm" svg:height="1.016cm" svg:x="2.429cm" svg:y="7.8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016cm" svg:height="1.016cm" svg:x="3.429cm" svg:y="7.874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2.429cm" svg:y="9.8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016cm" svg:height="1.016cm" svg:x="3.429cm" svg:y="9.874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3.429cm" svg:y="11.874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16cm" svg:height="1.016cm" svg:x="4.429cm" svg:y="7.874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5.429cm" svg:y="7.874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4.429cm" svg:y="9.874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7.529cm" svg:y="7.874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16cm" svg:height="1.016cm" svg:x="8.529cm" svg:y="7.8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016cm" svg:height="1.016cm" svg:x="9.529cm" svg:y="7.874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8.529cm" svg:y="9.87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016cm" svg:height="1.016cm" svg:x="9.529cm" svg:y="9.874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9.529cm" svg:y="11.874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016cm" svg:height="1.016cm" svg:x="10.529cm" svg:y="7.874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016cm" svg:height="1.016cm" svg:x="10.529cm" svg:y="9.874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0.529cm" svg:y="11.874cm">
          <text:p text:style-name="P1">l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16cm" svg:height="1.016cm" svg:x="11.529cm" svg:y="7.874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1.529cm" svg:y="9.874cm">
          <text:p text:style-name="P1">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016cm" svg:height="1.016cm" svg:x="12.529cm" svg:y="7.874cm">
          <text:p text:style-name="P1">!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6.731cm" svg:height="0.962cm" svg:x="0cm" svg:y="6.594cm">
          <draw:text-box>
            <text:p><text:span text:style-name="T1">Edges to Center</text:span></text:p>
          </draw:text-box>
        </draw:frame>
        <draw:frame draw:style-name="gr7" draw:text-style-name="P5" draw:layer="layout" svg:width="6.731cm" svg:height="0.962cm" svg:x="0.002cm" svg:y="-0.095cm">
          <draw:text-box>
            <text:p><text:span text:style-name="T1">Beginning to End</text:span></text:p>
          </draw:text-box>
        </draw:frame>
        <draw:frame draw:style-name="gr7" draw:text-style-name="P5" draw:layer="layout" svg:width="6.731cm" svg:height="0.962cm" svg:x="10.603cm" svg:y="-0.095cm">
          <draw:text-box>
            <text:p><text:span text:style-name="T1">End to Beginning</text:span></text:p>
          </draw:text-box>
        </draw:frame>
        <draw:frame draw:style-name="gr8" draw:text-style-name="P6" draw:layer="layout" svg:width="9.377cm" svg:height="5.371cm" svg:x="13.991cm" svg:y="7.695cm">
          <draw:text-box>
            <text:p><text:span text:style-name="T2">Base Cases:</text:span></text:p>
            <text:p><text:span text:style-name="T2"><text:s text:c="5"/></text:span><text:span text:style-name="T2">1. str == null</text:span></text:p>
            <text:p><text:span text:style-name="T2"><text:s text:c="5"/></text:span><text:span text:style-name="T2">2. str.isEmpty()</text:span></text:p>
            <text:p><text:span text:style-name="T2"><text:s text:c="5"/></text:span><text:span text:style-name="T2">3. str.length() &lt;= 2</text:span></text:p>
            <text:p><text:span text:style-name="T2"/></text:p>
            <text:p><text:span text:style-name="T2">Recursive Call:</text:span></text:p>
            <text:p><text:span text:style-name="T2"><text:s text:c="5"/></text:span><text:span text:style-name="T2">method(str.substring(1, str.length() - 1))</text:span></text:p>
            <text:p><text:span text:style-name="T2"/></text:p>
            <text:p><text:span text:style-name="T2"/></text:p>
          </draw:text-box>
        </draw:frame>
        <draw:frame draw:style-name="gr9" draw:text-style-name="P6" draw:layer="layout" svg:width="9.174cm" svg:height="5.08cm" svg:x="15.591cm" svg:y="1.095cm">
          <draw:text-box>
            <text:p><text:span text:style-name="T2">Base Cases:</text:span></text:p>
            <text:p><text:span text:style-name="T2"><text:s text:c="5"/></text:span><text:span text:style-name="T2">1. str == null</text:span></text:p>
            <text:p><text:span text:style-name="T2"><text:s text:c="5"/></text:span><text:span text:style-name="T2">2. str.isEmpty()</text:span></text:p>
            <text:p><text:span text:style-name="T2"/></text:p>
            <text:p><text:span text:style-name="T2">Recursive Call:</text:span></text:p>
            <text:p><text:span text:style-name="T2"><text:s text:c="5"/></text:span><text:span text:style-name="T2">method(str.substring(0, str.length() - 1))</text:span></text:p>
            <text:p><text:span text:style-name="T2"/></text:p>
            <text:p><text:span text:style-name="T2"/></text:p>
          </draw:text-box>
        </draw:frame>
        <draw:frame draw:style-name="gr9" draw:text-style-name="P6" draw:layer="layout" svg:width="6.185cm" svg:height="5.08cm" svg:x="4.991cm" svg:y="1.095cm">
          <draw:text-box>
            <text:p><text:span text:style-name="T2">Base Cases:</text:span></text:p>
            <text:p><text:span text:style-name="T2"><text:s text:c="5"/></text:span><text:span text:style-name="T2">1. str == null</text:span></text:p>
            <text:p><text:span text:style-name="T2"><text:s text:c="5"/></text:span><text:span text:style-name="T2">2. str.isEmpty()</text:span></text:p>
            <text:p><text:span text:style-name="T2"/></text:p>
            <text:p><text:span text:style-name="T2">Recursive Call:</text:span></text:p>
            <text:p><text:span text:style-name="T2"><text:s text:c="5"/></text:span><text:span text:style-name="T2">method(str.substring(1))</text:span></text:p>
            <text:p><text:span text:style-name="T2"/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892cm" fo:page-height="13.3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2T00:30:18.460110832</meta:creation-date>
    <dc:date>2015-08-02T01:37:58.338083346</dc:date>
    <meta:editing-duration>PT32M39S</meta:editing-duration>
    <meta:editing-cycles>3</meta:editing-cycles>
    <meta:generator>LibreOffice/4.4.2.2$Linux_X86_64 LibreOffice_project/40m0$Build-2</meta:generator>
    <meta:document-statistic meta:object-count="39"/>
  </office:meta>
</office:document-meta>
</file>